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3e1" officeooo:paragraph-rsid="000d83e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83e1" officeooo:paragraph-rsid="000d83e1" style:font-weight-asian="bold" style:font-weight-complex="bold"/>
    </style:style>
    <style:style style:name="P3" style:family="paragraph" style:parent-style-name="Standard">
      <style:text-properties officeooo:paragraph-rsid="000d83e1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272822"/>
    </style:style>
    <style:style style:name="P5" style:family="paragraph" style:parent-style-name="Standard">
      <style:text-properties fo:color="#d4d4d4" style:font-name="Droid Sans Mono" fo:font-size="10.5pt" fo:font-weight="normal" officeooo:paragraph-rsid="000d83e1" fo:background-color="#272822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27282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83e1" officeooo:paragraph-rsid="000d83e1" style:font-weight-asian="normal" style:font-weight-complex="normal"/>
    </style:style>
    <style:style style:name="T1" style:family="text">
      <style:text-properties officeooo:rsid="000d83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83e1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d83e1" style:font-weight-asian="normal" style:font-weight-complex="normal"/>
    </style:style>
    <style:style style:name="T6" style:family="text">
      <style:text-properties fo:color="#d4d4d4" style:font-name="Droid Sans Mono" fo:font-size="10.5pt" style:text-underline-style="solid" style:text-underline-width="auto" style:text-underline-color="font-color" fo:font-weight="bold" officeooo:rsid="000d83e1" fo:background-color="#272822" loext:char-shading-value="0" style:font-weight-asian="bold" style:font-weight-complex="bold"/>
    </style:style>
    <style:style style:name="T7" style:family="text">
      <style:text-properties fo:color="#d4d4d4" style:font-name="Droid Sans Mono" fo:font-size="10.5pt" style:text-underline-style="solid" style:text-underline-width="auto" style:text-underline-color="font-color" fo:font-weight="normal" officeooo:rsid="000d83e1" fo:background-color="#272822" loext:char-shading-value="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202124" style:font-name="docs-Roboto" fo:font-size="12pt" fo:letter-spacing="normal" fo:font-style="normal" fo:font-weight="normal"/>
    </style:style>
    <style:style style:name="T11" style:family="text">
      <style:text-properties fo:font-variant="normal" fo:text-transform="none" fo:color="#d93025" style:font-name="Roboto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:</text:p>
      <text:p text:style-name="P2"><text:span text:style-name="T10">Write a Java program to find the longest word in a text file.</text:span></text:p>
      <text:p text:style-name="P2"/>
      <text:p text:style-name="P1"><text:span text:style-name="T3">Implementation:</text:span></text:p>
      <text:p text:style-name="P1"><text:span text:style-name="T3"/></text:p>
      <text:p text:style-name="P7">import java.util.Scanner;</text:p>
      <text:p text:style-name="P7">import java.util.Scanner;</text:p>
      <text:p text:style-name="P7">import java.io.File;</text:p>
      <text:p text:style-name="P1"><text:span text:style-name="T9">import java.io.FileNotFoundException;</text:span></text:p>
      <text:p text:style-name="P7">public class LongestWord {</text:p>
      <text:p text:style-name="P7"><text:s text:c="4"/>public static void main(String[] args) throws FileNotFoundException{</text:p>
      <text:p text:style-name="P7"><text:s text:c="8"/>String longestWord = "";</text:p>
      <text:p text:style-name="P7"><text:s text:c="8"/>String currentWord ;</text:p>
      <text:p text:style-name="P7"><text:s text:c="7"/>Scanner scan = new Scanner(new File("/media/sahil/Local <text:s text:c="7"/>Disk/wiproCoding/day11_programs/checkLongest.txt"));</text:p>
      <text:p text:style-name="P7"><text:s text:c="8"/>while(scan.hasNext()){</text:p>
      <text:p text:style-name="P7"><text:s text:c="12"/>currentWord =scan.next();</text:p>
      <text:p text:style-name="P7"><text:s text:c="12"/>if(currentWord.length()&gt;longestWord.length()){</text:p>
      <text:p text:style-name="P7"><text:s text:c="16"/>longestWord =currentWord;</text:p>
      <text:p text:style-name="P7"><text:s text:c="16"/>System.out.println("Current element :"+ currentWord );</text:p>
      <text:p text:style-name="P7"/>
      <text:p text:style-name="P7"><text:s text:c="12"/>}</text:p>
      <text:p text:style-name="P7"><text:s text:c="12"/></text:p>
      <text:p text:style-name="P7"><text:s text:c="8"/>}</text:p>
      <text:p text:style-name="P7"><text:s text:c="8"/>System.out.println("Longest Word :"+longestWord);</text:p>
      <text:p text:style-name="P7"/>
      <text:p text:style-name="P7"/>
      <text:p text:style-name="P7"><text:s text:c="8"/></text:p>
      <text:p text:style-name="P7"><text:s text:c="8"/></text:p>
      <text:p text:style-name="P7"><text:s text:c="4"/>}</text:p>
      <text:p text:style-name="P7"/>
      <text:p text:style-name="P7"><text:s text:c="4"/></text:p>
      <text:p text:style-name="P7">}</text:p>
      <text:p text:style-name="P3"><text:span text:style-name="T4">Out put:</text:span></text:p>
      <text:p text:style-name="P3"><text:span text:style-name="T7"/></text:p>
      <text:p text:style-name="P3"><text:span text:style-name="T7"/></text:p>
      <text:p text:style-name="P5"><text:span text:style-name="T5">Current element :hello</text:span></text:p>
      <text:p text:style-name="P4">Current element :helloworld</text:p>
      <text:p text:style-name="P4">Longest Word :helloworld</text:p>
      <text:p text:style-name="P3"><text:span text:style-name="T7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6:28:23.805531111</meta:creation-date>
    <dc:date>2022-07-11T17:05:39.895382074</dc:date>
    <meta:editing-duration>PT37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78" meta:character-count="906" meta:non-whitespace-character-count="692"/>
  </office:meta>
</office:document-meta>
</file>